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D0000013B8807316BAD5023FF.png" manifest:media-type="image/png"/>
  <manifest:file-entry manifest:full-path="Pictures/10000001000002F5000000BBB61C52510FC70169.png" manifest:media-type="image/png"/>
  <manifest:file-entry manifest:full-path="Pictures/10000001000004550000017277130A9B9131DBFA.png" manifest:media-type="image/png"/>
  <manifest:file-entry manifest:full-path="Pictures/10000001000002F20000005697A873CD304BA605.png" manifest:media-type="image/png"/>
  <manifest:file-entry manifest:full-path="Pictures/10000001000003DE0000028243DB9969FD3EA9D3.png" manifest:media-type="image/png"/>
  <manifest:file-entry manifest:full-path="Pictures/100000010000045A0000014BD4BFFA8ED0D7F3A6.png" manifest:media-type="image/png"/>
  <manifest:file-entry manifest:full-path="Pictures/10000001000003DE0000019F5836548D85F57749.png" manifest:media-type="image/png"/>
  <manifest:file-entry manifest:full-path="Pictures/10000001000002E600000385F92B1A2B96F92D2B.png" manifest:media-type="image/png"/>
  <manifest:file-entry manifest:full-path="Pictures/10000001000003E20000011A57AF539C1C08D956.png" manifest:media-type="image/png"/>
  <manifest:file-entry manifest:full-path="Pictures/10000001000003DE000002165B311EEE459AF422.png" manifest:media-type="image/png"/>
  <manifest:file-entry manifest:full-path="Pictures/10000001000004D80000011E8E60257F536E5E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0aa2de" style:font-style-asian="normal" style:font-weight-asian="bold" style:font-style-complex="normal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bold" officeooo:rsid="000aa2de" style:font-style-asian="normal" style:font-weight-asian="bold" style:font-style-complex="normal" style:font-weight-complex="bold"/>
    </style:style>
    <style:style style:name="T2" style:family="text">
      <style:text-properties fo:font-style="normal" style:text-underline-style="solid" style:text-underline-width="auto" style:text-underline-color="font-color" fo:font-weight="bold" officeooo:rsid="000b8f0e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Assignment No : </text:span><text:span text:style-name="T2">1</text:span></text:p>
      <text:p text:style-name="P1"/>
      <text:p text:style-name="P1"/>
      <text:p text:style-name="P1"/>
      <text:p text:style-name="P1"><draw:frame draw:style-name="fr2" draw:name="Image1" text:anchor-type="char" svg:x="0.496cm" svg:y="0.326cm" svg:width="17cm" svg:height="3.919cm" draw:z-index="0"><draw:image xlink:href="Pictures/10000001000004D80000011E8E60257F536E5EF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9.169cm" draw:z-index="1"><draw:image xlink:href="Pictures/10000001000003DE000002165B311EEE459AF4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20.643cm" draw:z-index="2"><draw:image xlink:href="Pictures/10000001000002E600000385F92B1A2B96F92D2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char" svg:width="17cm" svg:height="7.126cm" draw:z-index="3"><draw:image xlink:href="Pictures/10000001000003DE0000019F5836548D85F577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5" text:anchor-type="char" svg:width="17cm" svg:height="11.024cm" draw:z-index="4"><draw:image xlink:href="Pictures/10000001000003DE0000028243DB9969FD3EA9D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1.939cm" draw:z-index="5"><draw:image xlink:href="Pictures/10000001000002F20000005697A873CD304BA605.png" xlink:type="simple" xlink:show="embed" xlink:actuate="onLoad" draw:mime-type="image/png"/></draw:frame></text:p>
      <text:p text:style-name="P1"/>
      <text:p text:style-name="P1"/>
      <text:p text:style-name="P1"><draw:frame draw:style-name="fr2" draw:name="Image10" text:anchor-type="char" svg:x="-0.582cm" svg:y="0.298cm" svg:width="17cm" svg:height="5.05cm" draw:z-index="9"><draw:image xlink:href="Pictures/100000010000045A0000014BD4BFFA8ED0D7F3A6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ge7" text:anchor-type="char" svg:x="0.407cm" svg:y="7.378cm" svg:width="17cm" svg:height="5.671cm" draw:z-index="6"><draw:image xlink:href="Pictures/10000001000004550000017277130A9B9131DBFA.png" xlink:type="simple" xlink:show="embed" xlink:actuate="onLoad" draw:mime-type="image/png"/></draw:frame><draw:frame draw:style-name="fr1" draw:name="Image8" text:anchor-type="char" svg:width="17cm" svg:height="4.822cm" draw:z-index="7"><draw:image xlink:href="Pictures/10000001000003E20000011A57AF539C1C08D956.png" xlink:type="simple" xlink:show="embed" xlink:actuate="onLoad" draw:mime-type="image/png"/></draw:frame><draw:frame draw:style-name="fr1" draw:name="Image9" text:anchor-type="char" svg:width="17cm" svg:height="4.198cm" draw:z-index="8"><draw:image xlink:href="Pictures/10000001000002F5000000BBB61C52510FC70169.png" xlink:type="simple" xlink:show="embed" xlink:actuate="onLoad" draw:mime-type="image/png"/></draw:frame><draw:frame draw:style-name="fr1" draw:name="Image11" text:anchor-type="char" svg:width="17cm" svg:height="4.792cm" draw:z-index="10"><draw:image xlink:href="Pictures/100000010000045D0000013B8807316BAD5023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9:43:31.200431290</meta:creation-date>
    <dc:date>2023-12-17T16:10:57.354443827</dc:date>
    <meta:editing-duration>PT15M4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5" meta:paragraph-count="1" meta:word-count="4" meta:character-count="22" meta:non-whitespace-character-count="14"/>
  </office:meta>
</office:document-meta>
</file>